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bottom" draw:auto-grow-height="false" draw:auto-grow-width="false" draw:fit-to-size="shrink-to-fit" fo:min-height="1.524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723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.952cm" fo:margin-right="0cm" fo:margin-top="0.282cm" fo:margin-bottom="0cm" fo:text-indent="-0.952cm"/>
    </style:style>
    <style:style style:name="P8" style:family="paragraph">
      <style:paragraph-properties fo:margin-left="0.952cm" fo:margin-right="0cm" fo:margin-top="0.211cm" fo:margin-bottom="0cm" fo:text-indent="-0.952cm"/>
    </style:style>
    <style:style style:name="P9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0.952cm" fo:margin-right="0cm" fo:margin-top="0.246cm" fo:margin-bottom="0cm" fo:text-indent="-0.952cm"/>
    </style:style>
    <style:style style:name="P11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.952cm" fo:margin-right="0cm" fo:margin-top="0.282cm" fo:margin-bottom="0cm" fo:line-height="90%" fo:text-indent="-0.952cm"/>
    </style:style>
    <style:style style:name="P13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cm" fo:margin-right="0cm" fo:margin-top="0.246cm" fo:margin-bottom="0cm" fo:text-indent="0cm"/>
    </style:style>
    <style:style style:name="T1" style:family="text">
      <style:text-properties fo:color="#000000" fo:language="pl" fo:country="PL" style:language-asian="pl" style:country-asian="PL" style:language-complex="pl" style:country-complex="PL"/>
    </style:style>
    <style:style style:name="T2" style:family="text">
      <style:text-properties fo:color="#898989" fo:language="pl" fo:country="PL" style:language-asian="pl" style:country-asian="PL" style:language-complex="pl" style:country-complex="PL"/>
    </style:style>
    <style:style style:name="T3" style:family="text">
      <style:text-properties fo:language="pl" fo:country="PL" style:language-asian="pl" style:country-asian="PL" style:language-complex="pl" style:country-complex="PL"/>
    </style:style>
    <style:style style:name="T4" style:family="text">
      <style:text-properties fo:font-size="24pt" fo:language="pl" fo:country="PL" fo:font-weight="bold" style:font-size-asian="24pt" style:language-asian="pl" style:country-asian="PL" style:font-weight-asian="bold" style:font-size-complex="24pt" style:language-complex="pl" style:country-complex="PL" style:font-weight-complex="bold"/>
    </style:style>
    <style:style style:name="T5" style:family="text">
      <style:text-properties fo:color="#000000" fo:font-size="24pt" fo:language="pl" fo:country="PL" style:font-size-asian="24pt" style:language-asian="pl" style:country-asian="PL" style:font-size-complex="24pt" style:language-complex="pl" style:country-complex="PL"/>
    </style:style>
    <style:style style:name="T6" style:family="text">
      <style:text-properties fo:color="#000000" fo:font-size="24pt" fo:language="pl" fo:country="PL" fo:font-weight="bold" style:font-size-asian="24pt" style:language-asian="pl" style:country-asian="PL" style:font-weight-asian="bold" style:font-size-complex="24pt" style:language-complex="pl" style:country-complex="PL" style:font-weight-complex="bold"/>
    </style:style>
    <style:style style:name="T7" style:family="text">
      <style:text-properties fo:language="pl" fo:country="PL" fo:font-weight="bold" style:language-asian="pl" style:country-asian="PL" style:font-weight-asian="bold" style:language-complex="pl" style:country-complex="PL" style:font-weight-complex="bold"/>
    </style:style>
    <style:style style:name="T8" style:family="text">
      <style:text-properties fo:color="#000000" fo:font-size="28pt" fo:language="pl" fo:country="PL" style:font-size-asian="28pt" style:language-asian="pl" style:country-asian="PL" style:font-size-complex="28pt" style:language-complex="pl" style:country-complex="PL"/>
    </style:style>
    <style:style style:name="T9" style:family="text">
      <style:text-properties fo:language="pl" fo:country="PL" fo:font-style="italic" style:language-asian="pl" style:country-asian="PL" style:font-style-asian="italic" style:language-complex="pl" style:country-complex="PL" style:font-style-complex="italic"/>
    </style:style>
    <style:style style:name="T10" style:family="text">
      <style:text-properties fo:color="#898989" fo:language="pl" fo:country="PL" fo:font-style="italic" style:language-asian="pl" style:country-asian="PL" style:font-style-asian="italic" style:language-complex="pl" style:country-complex="PL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Zadania z geometrii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1001 sposobów na zakopanie się </text:span><text:span text:style-name="T2"><text:line-break/></text:span><text:span text:style-name="T2">na cały konkur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Plan wykładu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Typy zmiennoprzecinkowe</text:span></text:p>
              </text:list-item>
              <text:list-item>
                <text:p text:style-name="P3"><text:span text:style-name="T3">Drobne operacje</text:span></text:p>
              </text:list-item>
              <text:list-item>
                <text:p text:style-name="P3"><text:span text:style-name="T3">Przecinanie prostych i okręgów</text:span></text:p>
              </text:list-item>
              <text:list-item>
                <text:p text:style-name="P3"><text:span text:style-name="T3">Zadania „znajdź wszystkie ważne punkty”</text:span></text:p>
              </text:list-item>
              <text:list-item>
                <text:p text:style-name="P3"><text:span text:style-name="T3">Kilka niebanalnych algorytmów</text:span></text:p>
              </text:list-item>
              <text:list-item>
                <text:p text:style-name="P3"><text:span text:style-name="T3">Miotły</text:span></text:p>
              </text:list-item>
              <text:list-item>
                <text:p text:style-name="P3"><text:span text:style-name="T3">Kilka luźnych zadań</text:span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Typy zmiennoprzecinkow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znak + mantysa + wykładnik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znak to jeden bit</text:span></text:p>
              </text:list-item>
              <text:list-item>
                <text:p text:style-name="P3"><text:span text:style-name="T3">mantysa to liczba całkowita interpretowana jako liczba rzeczywista z przedziału [1,2)</text:span></text:p>
              </text:list-item>
              <text:list-item>
                <text:p text:style-name="P3"><text:span text:style-name="T3">wykładnik to liczba całkowita ze znakiem</text:span></text:p>
              </text:list-item>
            </text:list>
          </draw:text-box>
        </draw:frame>
        <draw:frame draw:name="Object 2" draw:style-name="gr2" draw:text-style-name="P5" draw:layer="layout" svg:width="12.832cm" svg:height="2.006cm" svg:x="6.747cm" svg:y="6.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Typy w C++</text:span></text:p>
              </text:list-header>
            </text:list>
          </draw:text-box>
        </draw:frame>
        <draw:frame presentation:style-name="pr6" draw:text-style-name="P2" draw:layer="layout" svg:width="11.223cm" svg:height="1.777cm" svg:x="1.269cm" svg:y="4.263cm" presentation:class="outline" presentation:user-transformed="true">
          <draw:text-box>
            <text:list text:style-name="L4">
              <text:list-header>
                <text:p text:style-name="P6"><text:span text:style-name="T4">double</text:span></text:p>
              </text:list-header>
            </text:list>
          </draw:text-box>
        </draw:frame>
        <draw:frame presentation:style-name="pr7" draw:text-style-name="P2" draw:layer="layout" svg:width="11.223cm" svg:height="10.976cm" svg:x="1.269cm" svg:y="6.041cm" presentation:class="outline" presentation:user-transformed="true">
          <draw:text-box>
            <text:list text:style-name="L3">
              <text:list-item>
                <text:p text:style-name="P6"><text:span text:style-name="T5">mantysa 52 bitowa</text:span></text:p>
              </text:list-item>
              <text:list-item>
                <text:p text:style-name="P6"><text:span text:style-name="T5">wykładnik 11 bitowy</text:span></text:p>
              </text:list-item>
              <text:list-item>
                <text:p text:style-name="P6"><text:span text:style-name="T5">w sumie 8 bajtów</text:span></text:p>
              </text:list-item>
              <text:list-item>
                <text:p text:style-name="P6"><text:span text:style-name="T5">można się spodziewać w miarę stałej wydajności, jest to standard</text:span></text:p>
              </text:list-item>
            </text:list>
          </draw:text-box>
        </draw:frame>
        <draw:frame presentation:style-name="pr6" draw:text-style-name="P2" draw:layer="layout" svg:width="11.227cm" svg:height="1.777cm" svg:x="12.902cm" svg:y="4.263cm" presentation:class="outline" presentation:user-transformed="true">
          <draw:text-box>
            <text:list text:style-name="L4">
              <text:list-header>
                <text:p text:style-name="P6"><text:span text:style-name="T6">long double</text:span></text:p>
              </text:list-header>
            </text:list>
          </draw:text-box>
        </draw:frame>
        <draw:frame presentation:style-name="pr7" draw:text-style-name="P2" draw:layer="layout" svg:width="11.227cm" svg:height="10.976cm" svg:x="12.902cm" svg:y="6.041cm" presentation:class="outline" presentation:user-transformed="true">
          <draw:text-box>
            <text:list text:style-name="L3">
              <text:list-item>
                <text:p text:style-name="P6"><text:span text:style-name="T5">mantysa 64 bitowa</text:span></text:p>
              </text:list-item>
              <text:list-item>
                <text:p text:style-name="P6"><text:span text:style-name="T5">wykładnik 15 bitowy</text:span></text:p>
              </text:list-item>
              <text:list-item>
                <text:p text:style-name="P6"><text:span text:style-name="T5">w sumie 10 bajtów</text:span></text:p>
              </text:list-item>
              <text:list-item>
                <text:p text:style-name="P6"><text:span text:style-name="T5">szybszy lub porównywalny przy koprocesorze x87</text:span></text:p>
              </text:list-item>
              <text:list-item>
                <text:p text:style-name="P6"><text:span text:style-name="T5">dużo wolniejszy w przypadku braku koprocesora, np. na niektórych Athlonach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O dokładności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7">Sytuacja:</text:span><text:span text:style-name="T3"> dane punkty na płaszczyźnie o współrzędnych całkowitych z zakresu [-M, M]</text:span></text:p>
                <text:p text:style-name="P7"><text:span text:style-name="T7">Cel: </text:span><text:span text:style-name="T3">potrzebujemy porównywać przecięcia odcinków między tymi punktami</text:span></text:p>
                <text:p text:style-name="P7"><text:span text:style-name="T7">Fakt: </text:span><text:span text:style-name="T3">potrzebujemy dokładności </text:span></text:p>
                <text:p text:style-name="P7"><text:span text:style-name="T7">Wniosek: </text:span><text:span text:style-name="T3">double wystarcza dla M ok. kilkudziesięciu milionów, long double działa dla M ponad miliard</text:span></text:p>
              </text:list-header>
            </text:list>
          </draw:text-box>
        </draw:frame>
        <draw:frame draw:name="Object 2" draw:style-name="gr2" draw:text-style-name="P5" draw:layer="layout" svg:width="1.587cm" svg:height="0.992cm" svg:x="16.669cm" svg:y="10.71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okładność vs efektywność</text:span></text:p>
              </text:list-header>
            </text:list>
          </draw:text-box>
        </draw:frame>
        <draw:frame presentation:style-name="pr5" draw:text-style-name="P2" draw:layer="layout" svg:width="11.218cm" svg:height="12.572cm" svg:x="1.27cm" svg:y="4.445cm" presentation:class="outline" presentation:user-transformed="true">
          <draw:text-box>
            <text:list text:style-name="L4">
              <text:list-header>
                <text:p text:style-name="P8"><text:span text:style-name="T5">X = complex(1, 0);</text:span></text:p>
                <text:p text:style-name="P8"><text:span text:style-name="T5">k = 2*pi/n;</text:span></text:p>
                <text:p text:style-name="P8"><text:span text:style-name="T5">A = complex(cos(k), sin(k));</text:span></text:p>
                <text:p text:style-name="P8"><text:span text:style-name="T5">for i=0 to n-1 do {</text:span></text:p>
                <text:p text:style-name="P9"><text:span text:style-name="T5"><text:tab/></text:span><text:span text:style-name="T5">rob_coś(X);</text:span></text:p>
                <text:p text:style-name="P9"><text:span text:style-name="T5"><text:tab/></text:span><text:span text:style-name="T5">X = X * A;</text:span></text:p>
                <text:p text:style-name="P8"><text:span text:style-name="T5">}</text:span></text:p>
                <text:p text:style-name="P9"><text:span text:style-name="T5"><text:tab/></text:span></text:p>
              </text:list-header>
            </text:list>
          </draw:text-box>
        </draw:frame>
        <draw:frame presentation:style-name="pr5" draw:text-style-name="P2" draw:layer="layout" svg:width="11.218cm" svg:height="12.572cm" svg:x="12.912cm" svg:y="4.445cm" presentation:class="outline" presentation:user-transformed="true">
          <draw:text-box>
            <text:list text:style-name="L4">
              <text:list-header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  <text:p text:style-name="P8"><text:span text:style-name="T5">for i:=0 to n-1 do {</text:span></text:p>
                <text:p text:style-name="P9"><text:span text:style-name="T5"><text:tab/></text:span><text:span text:style-name="T5">k = 2*pi*i/n;</text:span></text:p>
                <text:p text:style-name="P9"><text:span text:style-name="T5"><text:tab/></text:span><text:span text:style-name="T5">X = complex(cos(k), sin(k));</text:span></text:p>
                <text:p text:style-name="P9"><text:span text:style-name="T5"><text:tab/></text:span><text:span text:style-name="T5">rob_coś(X);</text:span></text:p>
                <text:p text:style-name="P8"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O wydajności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Operacje podstawowe na typach zmiennoprzecinkowych są w miarę OK</text:span></text:p>
              </text:list-item>
              <text:list-item>
                <text:p text:style-name="P3"><text:span text:style-name="T3">Funkcje sin, cos, sqrt są istotnie wolniejsze</text:span></text:p>
              </text:list-item>
              <text:list-item>
                <text:p text:style-name="P3"><text:span text:style-name="T3">Radzenie sobie z TLE nieraz polega na niskopoziomowym wywaleniu cięższych obliczeń z krytycznych części programu</text:span></text:p>
              </text:list-item>
              <text:list-item>
                <text:p text:style-name="P3"><text:span text:style-name="T3">Przykład: policzenie wcześnie odległości między punktami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(long long) int vs (long) doubl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Jeśli się da, nie używaj typów zmiennoprzecinkowych!</text:span></text:p>
              </text:list-item>
              <text:list-item>
                <text:p text:style-name="P3"><text:span text:style-name="T3">Przykład: zadania, w których punkty dane mają współrzędne całkowite, i nie tworzymy nowych punktów</text:span></text:p>
              </text:list-item>
              <text:list-item>
                <text:p text:style-name="P3"><text:span text:style-name="T3">Na pewno nie będzie kłopotów z dokładnością</text:span></text:p>
              </text:list-item>
              <text:list-item>
                <text:p text:style-name="P3"><text:span text:style-name="T3">Long long szybszy od zmiennoprzecinkowych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Trick</text:span></text:p>
              </text:list-header>
            </text:list>
          </draw:text-box>
        </draw:frame>
        <draw:frame presentation:style-name="pr5" draw:text-style-name="P2" draw:layer="layout" svg:width="11.218cm" svg:height="12.572cm" svg:x="1.27cm" svg:y="4.445cm" presentation:class="outline" presentation:user-transformed="true">
          <draw:text-box>
            <text:list text:style-name="L4">
              <text:list-header>
                <text:p text:style-name="P10"><text:span text:style-name="T8">int x, y;</text:span></text:p>
                <text:p text:style-name="P10"><text:span text:style-name="T8">long long iloczyn;</text:span></text:p>
                <text:p text:style-name="P10"><text:span text:style-name="T8">…</text:span></text:p>
                <text:p text:style-name="P10"><text:span text:style-name="T8">long long a = x, b = y;</text:span></text:p>
                <text:p text:style-name="P10"><text:span text:style-name="T8">iloczyn = a * b;</text:span></text:p>
              </text:list-header>
            </text:list>
          </draw:text-box>
        </draw:frame>
        <draw:frame presentation:style-name="pr5" draw:text-style-name="P2" draw:layer="layout" svg:width="11.218cm" svg:height="12.572cm" svg:x="12.912cm" svg:y="4.445cm" presentation:class="outline" presentation:user-transformed="true">
          <draw:text-box>
            <text:list text:style-name="L4">
              <text:list-header>
                <text:p text:style-name="P10"><text:span text:style-name="T8">int x, y;</text:span></text:p>
                <text:p text:style-name="P10"><text:span text:style-name="T8">long long iloczyn;</text:span></text:p>
                <text:p text:style-name="P10"><text:span text:style-name="T8">…</text:span></text:p>
                <text:p text:style-name="P10"><text:span text:style-name="T8">iloczyn = (long long)x *</text:span></text:p>
                <text:p text:style-name="P11"><text:span text:style-name="T8"><text:tab/></text:span><text:span text:style-name="T8">(long long)y;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robne operacje - plan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Epsilon i IsZero</text:span></text:p>
              </text:list-item>
              <text:list-item>
                <text:p text:style-name="P3"><text:span text:style-name="T3">Iloczyn skalarny i wektorowy</text:span></text:p>
              </text:list-item>
              <text:list-item>
                <text:p text:style-name="P3"><text:span text:style-name="T3">Odległości między podstawowymi obiektami</text:span></text:p>
              </text:list-item>
              <text:list-item>
                <text:p text:style-name="P3"><text:span text:style-name="T3">Rzuty, odbicia symetryczne</text:span></text:p>
              </text:list-item>
              <text:list-item>
                <text:p text:style-name="P3"><text:span text:style-name="T3">Obroty</text:span></text:p>
              </text:list-item>
              <text:list-item>
                <text:p text:style-name="P3"><text:span text:style-name="T3">Przecięcia prostych i okręgów</text:span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Epsilon i IsZero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12"><text:span text:style-name="T3">Obliczenia są niedokładne, więc porównywanie liczb zwykłym == jest złe.</text:span></text:p>
                <text:p text:style-name="P12"><text:span text:style-name="T3"/></text:p>
                <text:p text:style-name="P12"><text:span text:style-name="T3">const long double EPS = 1E-9;</text:span></text:p>
                <text:p text:style-name="P12"><text:span text:style-name="T3">inline bool IsZero(long double x){</text:span></text:p>
                <text:p text:style-name="P13"><text:span text:style-name="T3"><text:tab/></text:span><text:span text:style-name="T3">return x &gt;= -EPS &amp;&amp; x &lt;= EPS; </text:span></text:p>
                <text:p text:style-name="P12"><text:span text:style-name="T3">}</text:span></text:p>
                <text:p text:style-name="P12"><text:span text:style-name="T3">…</text:span><text:span text:style-name="T3">. IsZero(a-b) </text:span><text:span text:style-name="T9">zamiast</text:span><text:span text:style-name="T3"> a==b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obór epsilona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Tu nie ma dobrej reguły.</text:span></text:p>
              </text:list-item>
              <text:list-item>
                <text:p text:style-name="P3"><text:span text:style-name="T3">Zazwyczaj dobieram 2-3 rzędy poniżej wymaganej w zadaniu. 1E-9 jest zazwyczaj OK.</text:span></text:p>
              </text:list-item>
              <text:list-item>
                <text:p text:style-name="P3"><text:span text:style-name="T3">Nieraz zdarzyło mi się dostać ACCEPT </text:span><text:span text:style-name="T7">tylko</text:span><text:span text:style-name="T3"> po zmianie epsilona, ale rzadko.</text:span></text:p>
              </text:list-item>
              <text:list-item>
                <text:p text:style-name="P3"><text:span text:style-name="T3">Epsilon powinien być niewiele mniejszy niż dopuszczalne różnice między różnymi rzeczami w zadaniu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struct POINT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12"><text:span text:style-name="T3">Każdy robi jak chce. To jest głównie na potrzeb dalszej części wykładu.</text:span></text:p>
                <text:p text:style-name="P12"><text:span text:style-name="T3"/></text:p>
                <text:p text:style-name="P12"><text:span text:style-name="T3">typedef long double LD;</text:span></text:p>
                <text:p text:style-name="P12"><text:span text:style-name="T3">struct POINT{</text:span></text:p>
                <text:p text:style-name="P13"><text:span text:style-name="T3"><text:tab/></text:span><text:span text:style-name="T3">LD x, y;</text:span></text:p>
                <text:p text:style-name="P13"><text:span text:style-name="T3"><text:tab/></text:span><text:span text:style-name="T3">POINT(LD wx=0, LD wy=0) :x(wx), y(wy){}</text:span></text:p>
                <text:p text:style-name="P12"><text:span text:style-name="T3">};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Iloczyn skalarny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header>
                <text:p text:style-name="P3"><text:span text:style-name="T3"/></text:p>
                <text:p text:style-name="P3"><text:span text:style-name="T3"/></text:p>
              </text:list-header>
              <text:list-item>
                <text:p text:style-name="P3"><text:span text:style-name="T3">Równy iloczynowi długości v oraz długości rzutu w na v.</text:span></text:p>
                <text:p text:style-name="P3"><text:span text:style-name="T3"/></text:p>
              </text:list-item>
            </text:list>
          </draw:text-box>
        </draw:frame>
        <draw:frame draw:name="Symbol zastępczy zawartości 3" draw:style-name="gr2" draw:text-style-name="P5" draw:layer="layout" svg:width="16.933cm" svg:height="2.584cm" svg:x="3.572cm" svg:y="4.76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Object 5" draw:style-name="gr2" draw:text-style-name="P5" draw:layer="layout" svg:width="16.158cm" svg:height="2.584cm" svg:x="3.77cm" svg:y="11.11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Iloczyn skalarny - kod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>inline LD skal(POINT &amp;a, POINT &amp;b, POINT &amp;c){</text:span></text:p>
                <text:p text:style-name="P14"><text:span text:style-name="T3"><text:tab/></text:span><text:span text:style-name="T3">return (b.x-a.x) * (c.x-a.x) + (b.y-a.y) * (c.y-a.y);</text:span></text:p>
                <text:p text:style-name="P7"><text:span text:style-name="T3">}</text:span></text:p>
              </text:list-header>
            </text:list>
            <text:list text:style-name="L3">
              <text:list-item>
                <text:p text:style-name="P3"><text:span text:style-name="T3">Prawie zawsze potrzebujemy iloczyn skalarny wektorów o wspólnym początku.</text:span></text:p>
              </text:list-item>
              <text:list-item>
                <text:p text:style-name="P3"><text:span text:style-name="T3">Można też napisać wersję czteropunktową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Uwaga o trzymaniu danych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Mnie zazwyczaj jest wygodniej (i tak się przyzwyczaiłem) trzymać wszystkie dane jako punkty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3">prosta to dwa punkty na niej leżące</text:span></text:p>
                  </text:list-item>
                  <text:list-item>
                    <text:p text:style-name="P15"><text:span text:style-name="T3">wektor to dwa końce, lub wektor wolny – jeden punk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Można trzymać prostą jako Ax+By+C=0, ale w tym wykładzie będzie inaczej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Iloczyn skalarny - zastosowania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Mierzenie kąta między wektorami.</text:span></text:p>
              </text:list-item>
              <text:list-item>
                <text:p text:style-name="P3"><text:span text:style-name="T3">Długość rzutu odcinka na prostą.</text:span></text:p>
              </text:list-item>
              <text:list-item>
                <text:p text:style-name="P3"><text:span text:style-name="T3">Wyznaczenie rzutu punktu na prostą.</text:span></text:p>
              </text:list-item>
              <text:list-item>
                <text:p text:style-name="P3"><text:span text:style-name="T3">Czy rzut należy do odcinka.</text:span></text:p>
              </text:list-item>
              <text:list-item>
                <text:p text:style-name="P3"><text:span text:style-name="T3">…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ługość wektora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>inline LD dist(POINT &amp;a, POINT &amp;b){</text:span></text:p>
                <text:p text:style-name="P14"><text:span text:style-name="T3"><text:tab/></text:span><text:span text:style-name="T3">return sqrtl(skal(a, b, b));</text:span></text:p>
                <text:p text:style-name="P7"><text:span text:style-name="T3">}</text:span></text:p>
              </text:list-header>
            </text:list>
            <text:list text:style-name="L3">
              <text:list-item>
                <text:p text:style-name="P3"><text:span text:style-name="T3">Funkcje od long double mają końcówkę „l”.</text:span></text:p>
              </text:list-item>
              <text:list-item>
                <text:p text:style-name="P3"><text:span text:style-name="T3">inline dla efektywności, na acm.uva.es i tak nie pomoże.</text:span></text:p>
              </text:list-item>
              <text:list-item>
                <text:p text:style-name="P3"><text:span text:style-name="T3">Referencje też trochę pomagają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ługość rzutu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>inline LD dlrzutu(POINT &amp;a, POINT &amp;b, </text:span></text:p>
                <text:p text:style-name="P14"><text:span text:style-name="T3"><text:tab/></text:span><text:span text:style-name="T3"><text:tab/></text:span><text:span text:style-name="T3"><text:tab/></text:span><text:span text:style-name="T3"><text:tab/></text:span><text:span text:style-name="T3">POINT &amp;c){</text:span></text:p>
                <text:p text:style-name="P14"><text:span text:style-name="T3"><text:tab/></text:span><text:span text:style-name="T3">return skal(a, b, c)/dist(a, b);</text:span></text:p>
                <text:p text:style-name="P7"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Rzut punktu na prostą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>inline POINT rzut(POINT &amp;a, POINT &amp;b, </text:span></text:p>
                <text:p text:style-name="P14"><text:span text:style-name="T3"><text:tab/></text:span><text:span text:style-name="T3"><text:tab/></text:span><text:span text:style-name="T3"><text:tab/></text:span><text:span text:style-name="T3"><text:tab/></text:span><text:span text:style-name="T3">POINT &amp;c){</text:span></text:p>
                <text:p text:style-name="P14"><text:span text:style-name="T3"><text:tab/></text:span><text:span text:style-name="T3">LD f = skal(a, b, c) / skal(a, b, b);</text:span></text:p>
                <text:p text:style-name="P14"><text:span text:style-name="T3"><text:tab/></text:span><text:span text:style-name="T3">return POINT(a.x + f * (b.x-a.x), </text:span></text:p>
                <text:p text:style-name="P14"><text:span text:style-name="T3"><text:tab/></text:span><text:span text:style-name="T3"><text:tab/></text:span><text:span text:style-name="T3"><text:tab/></text:span><text:span text:style-name="T3"><text:tab/></text:span><text:span text:style-name="T3">a.y + f * (b.y-a.y));</text:span></text:p>
                <text:p text:style-name="P7"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Iloczyn wektorowy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/></text:p>
                <text:p text:style-name="P7"><text:span text:style-name="T3"/></text:p>
              </text:list-header>
            </text:list>
            <text:list text:style-name="L3">
              <text:list-item>
                <text:p text:style-name="P3"><text:span text:style-name="T3">Liczy pole równoległoboku o bokach v i w.</text:span></text:p>
              </text:list-item>
              <text:list-item>
                <text:p text:style-name="P3"><text:span text:style-name="T3">Innymi słowy, długość v razy odległość końca w od v.</text:span></text:p>
              </text:list-item>
            </text:list>
            <text:list text:style-name="L4">
              <text:list-header>
                <text:p text:style-name="P7"><text:span text:style-name="T3"/></text:p>
              </text:list-header>
            </text:list>
          </draw:text-box>
        </draw:frame>
        <draw:frame draw:name="Symbol zastępczy zawartości 3" draw:style-name="gr2" draw:text-style-name="P5" draw:layer="layout" svg:width="16.673cm" svg:height="2.584cm" svg:x="3.7cm" svg:y="4.76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Object 4" draw:style-name="gr2" draw:text-style-name="P5" draw:layer="layout" svg:width="16.285cm" svg:height="2.068cm" svg:x="4.361cm" svg:y="13.55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Iloczyn wektorowy - kod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>inline LD det(POINT &amp;a, POINT &amp;b, POINT &amp;c){</text:span></text:p>
                <text:p text:style-name="P14"><text:span text:style-name="T3"><text:tab/></text:span><text:span text:style-name="T3">return (b.x-a.x) * (c.y-a.y) – (b.y-a.y) * (c.x-a.x);</text:span></text:p>
                <text:p text:style-name="P7"><text:span text:style-name="T3">}</text:span></text:p>
                <text:p text:style-name="P7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Zastosowania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Po której stronie prostej leży punkt.</text:span></text:p>
              </text:list-item>
              <text:list-item>
                <text:p text:style-name="P3"><text:span text:style-name="T3">Liczenie pola trójkąta.</text:span></text:p>
              </text:list-item>
              <text:list-item>
                <text:p text:style-name="P3"><text:span text:style-name="T3">Odległość punktu od prostej.</text:span></text:p>
              </text:list-item>
              <text:list-item>
                <text:p text:style-name="P3"><text:span text:style-name="T3">Odległość punktu od odcinka.</text:span></text:p>
              </text:list-item>
              <text:list-item>
                <text:p text:style-name="P3"><text:span text:style-name="T3">…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Po której stronie prostej jest punkt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>inline LD sgn(LD x){ </text:span></text:p>
                <text:p text:style-name="P14"><text:span text:style-name="T3"><text:tab/></text:span><text:span text:style-name="T3">return x &lt; -EPS ? -1 : (x &gt; EPS ? 1 : 0);</text:span></text:p>
                <text:p text:style-name="P7"><text:span text:style-name="T3">}</text:span></text:p>
                <text:p text:style-name="P7"><text:span text:style-name="T3">inline LD strona(POINT &amp;a, POINT &amp;b, </text:span></text:p>
                <text:p text:style-name="P14"><text:span text:style-name="T3"><text:tab/></text:span><text:span text:style-name="T3"><text:tab/></text:span><text:span text:style-name="T3"><text:tab/></text:span><text:span text:style-name="T3"><text:tab/></text:span><text:span text:style-name="T3">POINT &amp;c){</text:span></text:p>
                <text:p text:style-name="P14"><text:span text:style-name="T3"><text:tab/></text:span><text:span text:style-name="T3">return sgn(det(a, b, c));</text:span></text:p>
                <text:p text:style-name="P7"><text:span text:style-name="T3">}</text:span></text:p>
                <text:p text:style-name="P7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Pole trójkąta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>inline LD pole(POINT &amp;a, POINT &amp;b, POINT &amp;c){</text:span></text:p>
                <text:p text:style-name="P14"><text:span text:style-name="T3"><text:tab/></text:span><text:span text:style-name="T3">return fabsl(det(a, b, c))/2;</text:span></text:p>
                <text:p text:style-name="P7"><text:span text:style-name="T3">}</text:span></text:p>
                <text:p text:style-name="P7"><text:span text:style-name="T3"/></text:p>
              </text:list-header>
            </text:list>
            <text:list text:style-name="L3">
              <text:list-item>
                <text:p text:style-name="P3"><text:span text:style-name="T3">W niejednym zadaniu dzielenie przez dwa można sobie zostawić na sam koniec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Odległość punktu od prostej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>inline LD distpupr(POINT &amp;a, POINT &amp;b, </text:span></text:p>
                <text:p text:style-name="P14"><text:span text:style-name="T3"><text:tab/></text:span><text:span text:style-name="T3"><text:tab/></text:span><text:span text:style-name="T3"><text:tab/></text:span><text:span text:style-name="T3"><text:tab/></text:span><text:span text:style-name="T3">POINT &amp;c){</text:span></text:p>
                <text:p text:style-name="P14"><text:span text:style-name="T3"><text:tab/></text:span><text:span text:style-name="T3">return fabsl(det(a, b, c))/dist(a, b);</text:span></text:p>
                <text:p text:style-name="P7"><text:span text:style-name="T3">}</text:span></text:p>
                <text:p text:style-name="P7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Odległość punktu od odcinka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>inline LD f(POINT &amp;a, POINT &amp;b, POINT &amp;c){</text:span></text:p>
                <text:p text:style-name="P14"><text:span text:style-name="T3"><text:tab/></text:span><text:span text:style-name="T3">if (skal(a, b, c) &gt; 0 &amp;&amp; skal(b, a, c) &gt; 0)</text:span></text:p>
                <text:p text:style-name="P14"><text:span text:style-name="T3"><text:tab/></text:span><text:span text:style-name="T3"><text:tab/></text:span><text:span text:style-name="T3">return dist_pupr(a, b, c);</text:span></text:p>
                <text:p text:style-name="P14"><text:span text:style-name="T3"><text:tab/></text:span><text:span text:style-name="T3">return max(dist(a, c), dist(b, c));</text:span></text:p>
                <text:p text:style-name="P7"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Symetria środkowa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/></text:p>
                <text:p text:style-name="P7"><text:span text:style-name="T3">inline POINT symsr(POINT &amp;s, POINT &amp;a){</text:span></text:p>
                <text:p text:style-name="P14"><text:span text:style-name="T3"><text:tab/></text:span><text:span text:style-name="T3">return POINT(2*s.x-a.x, 2*s.y-a.y);</text:span></text:p>
                <text:p text:style-name="P7"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Symetria osiowa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>inline POINT sympr(POINT &amp;a, POINT &amp;b, </text:span></text:p>
                <text:p text:style-name="P14"><text:span text:style-name="T3"><text:tab/></text:span><text:span text:style-name="T3"><text:tab/></text:span><text:span text:style-name="T3"><text:tab/></text:span><text:span text:style-name="T3"><text:tab/></text:span><text:span text:style-name="T3">POINT &amp;p){</text:span></text:p>
                <text:p text:style-name="P14"><text:span text:style-name="T3"><text:tab/></text:span><text:span text:style-name="T3">POINT q = rzut(a, b, p);</text:span></text:p>
                <text:p text:style-name="P14"><text:span text:style-name="T3"><text:tab/></text:span><text:span text:style-name="T3">return symsr(q, p);</text:span></text:p>
                <text:p text:style-name="P7"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Symetralna odcinka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>inline void sym(POINT &amp;a, POINT &amp;b, </text:span></text:p>
                <text:p text:style-name="P14"><text:span text:style-name="T3"><text:tab/></text:span><text:span text:style-name="T3"><text:tab/></text:span><text:span text:style-name="T3"><text:tab/></text:span><text:span text:style-name="T3"><text:tab/></text:span><text:span text:style-name="T3">POINT &amp;p, POINT &amp;q){</text:span></text:p>
                <text:p text:style-name="P14"><text:span text:style-name="T3"><text:tab/></text:span><text:span text:style-name="T3">p = POINT((a.x + b.x)/2, (a.y+b.y)/2);</text:span></text:p>
                <text:p text:style-name="P14"><text:span text:style-name="T3"><text:tab/></text:span><text:span text:style-name="T3">q = POINT(p.x + (b.y-a.y), p.y – (b.x-a.x));</text:span></text:p>
                <text:p text:style-name="P7"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Obrót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>inline POINT obrot(POINT &amp;s, POINT &amp;p, LD k){</text:span></text:p>
                <text:p text:style-name="P14"><text:span text:style-name="T3"><text:tab/></text:span><text:span text:style-name="T3">LD cosk = cosl(k), sink = sinl(k);</text:span></text:p>
                <text:p text:style-name="P14"><text:span text:style-name="T3"><text:tab/></text:span><text:span text:style-name="T3">POINT v(p.x-s.x, p.y-s.y);</text:span></text:p>
                <text:p text:style-name="P14"><text:span text:style-name="T3"><text:tab/></text:span><text:span text:style-name="T3">return POINT(s.x + v.x * cosk – v.y * sink,</text:span></text:p>
                <text:p text:style-name="P14"><text:span text:style-name="T3"><text:tab/></text:span><text:span text:style-name="T3"><text:tab/></text:span><text:span text:style-name="T3"><text:tab/></text:span><text:span text:style-name="T3"><text:tab/></text:span><text:span text:style-name="T3">s.y + v.x * sink + v.y * cosk);</text:span></text:p>
                <text:p text:style-name="P7"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Przecięcia figur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>Przydają się trzy jednostkowe operacje:</text:span></text:p>
              </text:list-header>
            </text:list>
            <text:list text:style-name="L3">
              <text:list-item>
                <text:p text:style-name="P3"><text:span text:style-name="T3">Przecięcie dwóch prostych.</text:span></text:p>
              </text:list-item>
              <text:list-item>
                <text:p text:style-name="P3"><text:span text:style-name="T3">Przecięcie prostej i okręgu.</text:span></text:p>
              </text:list-item>
              <text:list-item>
                <text:p text:style-name="P3"><text:span text:style-name="T3">Przecięcie dwóch okręgów.</text:span></text:p>
              </text:list-item>
            </text:list>
            <text:list text:style-name="L4">
              <text:list-header>
                <text:p text:style-name="P7"><text:span text:style-name="T3">Każde z nich tak naprawdę każdy powinien sobie sam napisać, przetestować, i później nie zmieniać ;-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Przecięcie dwóch prostych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Dane punkty a, b, p, q.</text:span></text:p>
              </text:list-item>
              <text:list-item>
                <text:p text:style-name="P3"><text:span text:style-name="T3">Liczymy pole czworokąta za pomocą det.</text:span></text:p>
              </text:list-item>
              <text:list-item>
                <text:p text:style-name="P3"><text:span text:style-name="T3">Liczymy pole trójkąta abp za pomocą det.</text:span></text:p>
              </text:list-item>
              <text:list-item>
                <text:p text:style-name="P3"><text:span text:style-name="T3">W stosunku tych pól, na prostej p, q odkładamy punkt przecięcia.</text:span></text:p>
              </text:list-item>
            </text:list>
            <text:list text:style-name="L4">
              <text:list-header>
                <text:p text:style-name="P7"><text:span text:style-name="T3">Za pomocą postaci Ax+By+C=0 łatwiej policzyć przecięcie, ale kilka innych rzeczy trudniej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Pozostałe przecięcia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7"><text:span text:style-name="T3"/></text:p>
                <text:p text:style-name="P7"><text:span text:style-name="T3">Sprowadzają się do rozwiązania równania kwadratowego na kartce i wpisania wyniku, więc nie będę ich tu pokazywał…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Zadania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10">pierwsza seria zadanek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T1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text-style-name="MP5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Zadania z geometrii</dc:title>
    <meta:initial-creator>LENOVO USER</meta:initial-creator>
    <meta:creation-date>2008-03-15T12:04:40</meta:creation-date>
    <dc:creator>Mateusz Puczel</dc:creator>
    <dc:date>2016-09-28T02:30:07.703709777</dc:date>
    <meta:editing-cycles>169</meta:editing-cycles>
    <meta:editing-duration>P1DT8H42M45S</meta:editing-duration>
    <meta:document-statistic meta:object-count="170"/>
    <meta:generator>LibreOffice/5.0.3.2$Linux_X86_64 LibreOffice_project/00m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style mathvariant="italic">
            <mtext>znak</mtext>
          </mstyle>
          <mo stretchy="false">⋅</mo>
          <mstyle mathvariant="italic">
            <mtext>mantysa</mtext>
          </mstyle>
          <mo stretchy="false">⋅</mo>
          <msup>
            <mn>2</mn>
            <mstyle mathsize="8pt">
              <mstyle mathvariant="italic">
                <mtext>wykladnik</mtext>
              </mstyle>
            </mstyle>
          </msup>
        </mrow>
      </mstyle>
      <mrow/>
    </mrow>
    <annotation encoding="StarMath 5.0"> size 12{ ital "znak" cdot  ital "mantysa" cdot 2 rSup { size 8{ ital "wykladnik"} } } {}</annotation>
  </semantics>
</math>
</file>

<file path=Object 2/content.xml><?xml version="1.0" encoding="utf-8"?>
<math xmlns="http://www.w3.org/1998/Math/MathML" display="block">
  <semantics>
    <mrow>
      <mstyle mathsize="12pt">
        <msup>
          <mi>M</mi>
          <mstyle mathsize="8pt">
            <mrow>
              <mo stretchy="false">−</mo>
              <mn>2</mn>
            </mrow>
          </mstyle>
        </msup>
      </mstyle>
      <mrow/>
    </mrow>
    <annotation encoding="StarMath 5.0"> size 12{M rSup { size 8{ - 2} } 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row>
              <mo fence="true" stretchy="false">⟨</mo>
              <mrow>
                <mrow>
                  <mi>v</mi>
                  <mi>,</mi>
                  <mi>w</mi>
                </mrow>
              </mrow>
              <mo fence="true" stretchy="false">⟩</mo>
            </mrow>
            <mo stretchy="false">=</mo>
            <mrow>
              <mrow>
                <mo fence="true" stretchy="false">‖</mo>
                <mrow>
                  <mi>v</mi>
                </mrow>
                <mo fence="true" stretchy="false">‖</mo>
              </mrow>
              <mo stretchy="false">⋅</mo>
              <mrow>
                <mo fence="true" stretchy="false">‖</mo>
                <mrow>
                  <mi>w</mi>
                </mrow>
                <mo fence="true" stretchy="false">‖</mo>
              </mrow>
              <mo stretchy="false">⋅</mo>
              <mtext>cos</mtext>
            </mrow>
          </mrow>
          <mi>∠</mi>
          <mrow>
            <mo fence="true" stretchy="true">(</mo>
            <mrow>
              <mrow>
                <mi>v</mi>
                <mi>,</mi>
                <mi>w</mi>
              </mrow>
            </mrow>
            <mo fence="true" stretchy="true">)</mo>
          </mrow>
        </mrow>
      </mstyle>
      <mrow/>
    </mrow>
    <annotation encoding="StarMath 5.0"> size 12{ langle v,w rangle = ldline v rdline  cdot  ldline w rdline  cdot "cos"∠ left (v,w right )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row>
              <mo fence="true" stretchy="false">⟨</mo>
              <mrow>
                <mrow>
                  <mi>v</mi>
                  <mi>,</mi>
                  <mi>w</mi>
                </mrow>
              </mrow>
              <mo fence="true" stretchy="false">⟩</mo>
            </mrow>
            <mo stretchy="false">=</mo>
            <mi>v</mi>
          </mrow>
          <mtext>.</mtext>
          <mrow>
            <mi>x</mi>
            <mo stretchy="false">⋅</mo>
            <mi>w</mi>
          </mrow>
          <mtext>.</mtext>
          <mrow>
            <mi>x</mi>
            <mo stretchy="false">+</mo>
            <mi>v</mi>
          </mrow>
          <mtext>.</mtext>
          <mrow>
            <mi>y</mi>
            <mo stretchy="false">⋅</mo>
            <mi>w</mi>
          </mrow>
          <mtext>.</mtext>
          <mi>y</mi>
        </mrow>
      </mstyle>
      <mrow/>
    </mrow>
    <annotation encoding="StarMath 5.0"> size 12{ langle v,w rangle =v "." x cdot w "." x+v "." y cdot w "." y} {}</annotation>
  </semantics>
</math>
</file>

<file path=Object 5/content.xml><?xml version="1.0" encoding="utf-8"?>
<math xmlns="http://www.w3.org/1998/Math/MathML" display="block">
  <semantics>
    <mrow>
      <mstyle mathsize="12pt">
        <mrow>
          <mi>v</mi>
          <mi>⊗</mi>
          <mrow>
            <mi>w</mi>
            <mo stretchy="false">=</mo>
            <mrow>
              <mrow>
                <mo fence="true" stretchy="false">‖</mo>
                <mrow>
                  <mi>v</mi>
                </mrow>
                <mo fence="true" stretchy="false">‖</mo>
              </mrow>
              <mo stretchy="false">⋅</mo>
              <mrow>
                <mo fence="true" stretchy="false">‖</mo>
                <mrow>
                  <mi>w</mi>
                </mrow>
                <mo fence="true" stretchy="false">‖</mo>
              </mrow>
              <mo stretchy="false">⋅</mo>
              <mtext>sin</mtext>
            </mrow>
          </mrow>
          <mi>∠</mi>
          <mrow>
            <mo fence="true" stretchy="true">(</mo>
            <mrow>
              <mrow>
                <mi>v</mi>
                <mi>,</mi>
                <mi>w</mi>
              </mrow>
            </mrow>
            <mo fence="true" stretchy="true">)</mo>
          </mrow>
        </mrow>
      </mstyle>
      <mrow/>
    </mrow>
    <annotation encoding="StarMath 5.0"> size 12{v⊗w= ldline v rdline  cdot  ldline w rdline  cdot "sin"∠ left (v,w right )} {}</annotation>
  </semantics>
</math>
</file>

<file path=Object 6/content.xml><?xml version="1.0" encoding="utf-8"?>
<math xmlns="http://www.w3.org/1998/Math/MathML" display="block">
  <semantics>
    <mrow>
      <mstyle mathsize="12pt">
        <mrow>
          <mi>v</mi>
          <mi>⊗</mi>
          <mrow>
            <mi>w</mi>
            <mo stretchy="false">=</mo>
            <mi>v</mi>
          </mrow>
          <mtext>.</mtext>
          <mrow>
            <mi>x</mi>
            <mo stretchy="false">⋅</mo>
            <mi>w</mi>
          </mrow>
          <mtext>.</mtext>
          <mrow>
            <mi>y</mi>
            <mo stretchy="false">−</mo>
            <mi>v</mi>
          </mrow>
          <mtext>.</mtext>
          <mrow>
            <mi>y</mi>
            <mo stretchy="false">⋅</mo>
            <mi>w</mi>
          </mrow>
          <mtext>.</mtext>
          <mi>x</mi>
        </mrow>
      </mstyle>
      <mrow/>
    </mrow>
    <annotation encoding="StarMath 5.0"> size 12{v⊗w=v "." x cdot w "." y - v "." y cdot w "." x} {}</annotation>
  </semantics>
</math>
</file>